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1" style:family="paragraph">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1"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2">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2">
              <text:list-item>
                <text:p><text:s/>HTTrack </text:p>
                <text:p/>
                <text:p>Descarga:http://www.httrack.com/page/2/en/index.html</text:p>
                <text:p/>
                <text:p>Manual:http://www.httrack.com/html/fcguide.html</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draw:text-box>
            <text:list text:style-name="L2">
              <text:list-item>
                <text:p><text:a xlink:href="http://www.mozenda.com/">Mozenda</text:a></text:p>
              </text:list-item>
              <text:list-item>
                <text:p><text:a xlink:href="https://scraperwiki.com/">Scraper Wiki</text:a></text:p>
              </text:list-item>
              <text:list-item>
                <text:p><text:a xlink:href="http://deixto.com/">DEiXTo</text:a></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Ejemplo:</text:p>
              </text:list-item>
              <text:list-item>
                <text:p><text:a xlink:href="http://data.baltimoresun.com/bing-maps/homicides/">The Baltimore Sun</text:a></text:p>
                <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19T20:55:21</dc:date>
    <dc:creator>renato </dc:creator>
    <meta:editing-duration>PT31M46S</meta:editing-duration>
    <meta:editing-cycles>6</meta:editing-cycles>
    <meta:generator>LibreOffice/3.5$Linux_x86 LibreOffice_project/350m1$Build-2</meta:generator>
    <meta:document-statistic meta:object-count="65"/>
  </office:meta>
</office:document-meta>
</file>